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2pt" fo:font-style="normal" style:text-underline-style="none" fo:font-weight="bold" officeooo:rsid="001a61d9" officeooo:paragraph-rsid="00173a6b" style:font-size-asian="10.5pt" style:font-style-asian="normal" style:font-weight-asian="bold" style:font-size-complex="12pt" style:font-style-complex="normal" style:font-weight-complex="bold"/>
    </style:style>
    <style:style style:name="P2" style:family="paragraph" style:parent-style-name="Text_20_body">
      <style:text-properties fo:font-size="12pt" fo:font-style="normal" style:text-underline-style="none" fo:font-weight="bold" officeooo:rsid="001cf9ab" officeooo:paragraph-rsid="00173a6b" style:font-size-asian="10.5pt" style:font-style-asian="normal" style:font-weight-asian="bold" style:font-size-complex="12pt" style:font-style-complex="normal" style:font-weight-complex="bold"/>
    </style:style>
    <style:style style:name="P3" style:family="paragraph" style:parent-style-name="Text_20_body">
      <style:text-properties fo:font-size="12pt" fo:font-style="normal" style:text-underline-style="none" fo:font-weight="normal" officeooo:rsid="001cf9ab" officeooo:paragraph-rsid="00173a6b" style:font-size-asian="10.5pt" style:font-style-asian="normal" style:font-weight-asian="normal" style:font-size-complex="12pt" style:font-style-complex="normal" style:font-weight-complex="normal"/>
    </style:style>
    <style:style style:name="P4" style:family="paragraph" style:parent-style-name="Text_20_body">
      <style:text-properties fo:font-size="12pt" fo:font-style="normal" style:text-underline-style="none" fo:font-weight="normal" officeooo:rsid="001ed411" officeooo:paragraph-rsid="00173a6b" style:font-size-asian="10.5pt" style:font-style-asian="normal" style:font-weight-asian="normal" style:font-size-complex="12pt" style:font-style-complex="normal" style:font-weight-complex="normal"/>
    </style:style>
    <style:style style:name="P5" style:family="paragraph" style:parent-style-name="Text_20_body">
      <style:text-properties fo:font-size="12pt" fo:font-style="normal" style:text-underline-style="none" fo:font-weight="normal" officeooo:rsid="002036f4" officeooo:paragraph-rsid="00173a6b" style:font-size-asian="10.5pt" style:font-style-asian="normal" style:font-weight-asian="normal" style:font-size-complex="12pt" style:font-style-complex="normal" style:font-weight-complex="normal"/>
    </style:style>
    <style:style style:name="P6" style:family="paragraph" style:parent-style-name="Text_20_body">
      <style:text-properties fo:font-size="12pt" fo:font-style="normal" style:text-underline-style="none" fo:font-weight="normal" officeooo:rsid="0021ddc9" officeooo:paragraph-rsid="00173a6b" style:font-size-asian="10.5pt" style:font-style-asian="normal" style:font-weight-asian="normal" style:font-size-complex="12pt" style:font-style-complex="normal" style:font-weight-complex="normal"/>
    </style:style>
    <style:style style:name="P7" style:family="paragraph" style:parent-style-name="Text_20_body">
      <style:text-properties fo:font-size="12pt" fo:font-style="normal" style:text-underline-style="none" fo:font-weight="normal" officeooo:rsid="002278d3" officeooo:paragraph-rsid="00173a6b" style:font-size-asian="10.5pt" style:font-style-asian="normal" style:font-weight-asian="normal" style:font-size-complex="12pt" style:font-style-complex="normal" style:font-weight-complex="normal"/>
    </style:style>
    <style:style style:name="P8" style:family="paragraph" style:parent-style-name="Text_20_body">
      <style:text-properties fo:font-size="12pt" fo:font-style="normal" style:text-underline-style="none" fo:font-weight="normal" officeooo:rsid="00240d21" officeooo:paragraph-rsid="00173a6b" style:font-size-asian="10.5pt" style:font-style-asian="normal" style:font-weight-asian="normal" style:font-size-complex="12pt" style:font-style-complex="normal" style:font-weight-complex="normal"/>
    </style:style>
    <style:style style:name="P9" style:family="paragraph" style:parent-style-name="Text_20_body">
      <style:text-properties fo:font-size="12pt" fo:font-style="normal" style:text-underline-style="none" fo:font-weight="normal" officeooo:rsid="001a61d9" officeooo:paragraph-rsid="00173a6b" style:font-size-asian="10.5pt" style:font-style-asian="normal" style:font-weight-asian="normal" style:font-size-complex="12pt" style:font-style-complex="normal" style:font-weight-complex="normal"/>
    </style:style>
    <style:style style:name="P10" style:family="paragraph" style:parent-style-name="Text_20_body">
      <style:text-properties fo:font-size="12pt" fo:font-style="normal" style:text-underline-style="none" fo:font-weight="normal" officeooo:rsid="002447d5" officeooo:paragraph-rsid="00173a6b" style:font-size-asian="10.5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style:text-underline-style="none" fo:font-weight="normal" officeooo:rsid="002554d9" officeooo:paragraph-rsid="00173a6b" style:font-size-asian="10.5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style:text-underline-style="none" fo:font-weight="normal" officeooo:rsid="00282e62" officeooo:paragraph-rsid="00173a6b" style:font-size-asian="10.5pt" style:font-style-asian="normal" style:font-weight-asian="normal" style:font-size-complex="12pt" style:font-style-complex="normal" style:font-weight-complex="normal"/>
    </style:style>
    <style:style style:name="P13" style:family="paragraph" style:parent-style-name="Text_20_body">
      <style:text-properties fo:font-size="12pt" fo:font-style="normal" style:text-underline-style="none" fo:font-weight="normal" officeooo:rsid="0029cffb" officeooo:paragraph-rsid="00173a6b" style:font-size-asian="10.5pt" style:font-style-asian="normal" style:font-weight-asian="normal" style:font-size-complex="12pt" style:font-style-complex="normal" style:font-weight-complex="normal"/>
    </style:style>
    <style:style style:name="P14" style:family="paragraph" style:parent-style-name="Text_20_body">
      <style:text-properties fo:font-size="12pt" fo:font-style="normal" style:text-underline-style="solid" style:text-underline-width="auto" style:text-underline-color="font-color" fo:font-weight="bold" officeooo:rsid="001a61d9" officeooo:paragraph-rsid="00173a6b" style:font-size-asian="10.5pt" style:font-style-asian="normal" style:font-weight-asian="bold" style:font-size-complex="12pt" style:font-style-complex="normal" style:font-weight-complex="bold"/>
    </style:style>
    <style:style style:name="P15" style:family="paragraph" style:parent-style-name="Text_20_body">
      <style:text-properties fo:font-size="12pt" fo:font-style="italic" style:text-underline-style="solid" style:text-underline-width="auto" style:text-underline-color="font-color" fo:font-weight="bold" officeooo:rsid="001a61d9" officeooo:paragraph-rsid="00173a6b" style:font-size-asian="10.5pt" style:font-style-asian="italic" style:font-weight-asian="bold" style:font-size-complex="12pt" style:font-style-complex="italic" style:font-weight-complex="bold"/>
    </style:style>
    <style:style style:name="P16" style:family="paragraph" style:parent-style-name="Text_20_body">
      <style:text-properties officeooo:rsid="001ed411" officeooo:paragraph-rsid="00173a6b"/>
    </style:style>
    <style:style style:name="P17" style:family="paragraph" style:parent-style-name="Text_20_body">
      <style:text-properties officeooo:paragraph-rsid="00173a6b"/>
    </style:style>
    <style:style style:name="P18"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style:text-underline-style="solid" style:text-underline-width="auto" style:text-underline-color="font-color" fo:font-weight="bold" officeooo:rsid="001a61d9" officeooo:paragraph-rsid="00173a6b" style:font-weight-asian="bold" style:font-weight-complex="bold"/>
    </style:style>
    <style:style style:name="P19"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1a61d9" officeooo:paragraph-rsid="00173a6b" style:font-weight-asian="bold" style:font-weight-complex="bold"/>
    </style:style>
    <style:style style:name="P20"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1a61d9" officeooo:paragraph-rsid="00176d6b" style:font-weight-asian="bold" style:font-weight-complex="bold"/>
    </style:style>
    <style:style style:name="P21"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bold" officeooo:rsid="00176d6b" officeooo:paragraph-rsid="00176d6b" style:font-weight-asian="bold" style:font-weight-complex="bold"/>
    </style:style>
    <style:style style:name="P22"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1a61d9" officeooo:paragraph-rsid="00173a6b" style:font-weight-asian="normal" style:font-weight-complex="normal"/>
    </style:style>
    <style:style style:name="P23"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1c49eb" officeooo:paragraph-rsid="00173a6b" style:font-weight-asian="normal" style:font-weight-complex="normal"/>
    </style:style>
    <style:style style:name="P24"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1cf9ab" officeooo:paragraph-rsid="00173a6b" style:font-weight-asian="normal" style:font-weight-complex="normal"/>
    </style:style>
    <style:style style:name="P25" style:family="paragraph" style:parent-style-name="Text_20_body">
      <style:paragraph-properties fo:text-align="start" style:justify-single-word="false"/>
      <style:text-properties fo:font-variant="normal" fo:text-transform="none" fo:color="#24292e" style:font-name="Liberation Serif" fo:font-size="12pt" fo:letter-spacing="normal" fo:font-style="normal" fo:font-weight="normal" officeooo:rsid="00176d6b" officeooo:paragraph-rsid="00176d6b" style:font-weight-asian="normal" style:font-weight-complex="normal"/>
    </style:style>
    <style:style style:name="P26" style:family="paragraph" style:parent-style-name="Text_20_body">
      <style:text-properties fo:font-variant="normal" fo:text-transform="none" fo:color="#24292e" style:font-name="Liberation Serif" fo:font-size="12pt" fo:letter-spacing="normal" fo:font-style="normal" style:text-underline-style="none" fo:font-weight="normal" officeooo:rsid="001cf9ab" officeooo:paragraph-rsid="00173a6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Liberation Serif" fo:font-size="40pt" fo:font-style="italic" style:text-underline-style="solid" style:text-underline-width="auto" style:text-underline-color="font-color" fo:font-weight="bold" officeooo:rsid="001a61d9" officeooo:paragraph-rsid="00173a6b" style:font-size-asian="35pt" style:font-style-asian="italic" style:font-weight-asian="bold" style:font-size-complex="40pt" style:font-style-complex="italic" style:font-weight-complex="bold"/>
    </style:style>
    <style:style style:name="P28" style:family="paragraph" style:parent-style-name="Text_20_body" style:list-style-name="L1">
      <style:paragraph-properties fo:margin-top="0cm" fo:margin-bottom="0cm" loext:contextual-spacing="false" fo:orphans="2" fo:widows="2"/>
      <style:text-properties officeooo:paragraph-rsid="00173a6b"/>
    </style:style>
    <style:style style:name="T1" style:family="text">
      <style:text-properties fo:font-weight="normal" style:font-weight-asian="normal" style:font-weight-complex="normal"/>
    </style:style>
    <style:style style:name="T2" style:family="text">
      <style:text-properties fo:font-weight="normal" officeooo:rsid="001cf9ab" style:font-weight-asian="normal" style:font-weight-complex="normal"/>
    </style:style>
    <style:style style:name="T3" style:family="text">
      <style:text-properties fo:font-weight="normal" officeooo:rsid="001a61d9" style:font-weight-asian="normal" style:font-weight-complex="normal"/>
    </style:style>
    <style:style style:name="T4" style:family="text">
      <style:text-properties fo:font-weight="normal" officeooo:rsid="0021ddc9" style:font-weight-asian="normal" style:font-weight-complex="normal"/>
    </style:style>
    <style:style style:name="T5" style:family="text">
      <style:text-properties fo:font-weight="normal" officeooo:rsid="002278d3" style:font-weight-asian="normal" style:font-weight-complex="normal"/>
    </style:style>
    <style:style style:name="T6" style:family="text">
      <style:text-properties fo:font-weight="normal" officeooo:rsid="00282e62" style:font-weight-asian="normal" style:font-weight-complex="normal"/>
    </style:style>
    <style:style style:name="T7" style:family="text">
      <style:text-properties officeooo:rsid="001cf9ab"/>
    </style:style>
    <style:style style:name="T8" style:family="text">
      <style:text-properties officeooo:rsid="001a61d9"/>
    </style:style>
    <style:style style:name="T9" style:family="text">
      <style:text-properties fo:font-variant="normal" fo:text-transform="none" fo:color="#24292e" style:font-name="Liberation Serif" fo:letter-spacing="normal"/>
    </style:style>
    <style:style style:name="T10" style:family="text">
      <style:text-properties fo:font-variant="normal" fo:text-transform="none" fo:color="#24292e" style:font-name="Liberation Serif" fo:letter-spacing="normal" fo:font-weight="normal" style:font-weight-asian="normal" style:font-weight-complex="normal"/>
    </style:style>
    <style:style style:name="T11" style:family="text">
      <style:text-properties fo:font-variant="normal" fo:text-transform="none" fo:color="#24292e" style:font-name="Liberation Serif" fo:letter-spacing="normal" fo:font-weight="normal" officeooo:rsid="001c49eb" style:font-weight-asian="normal" style:font-weight-complex="normal"/>
    </style:style>
    <style:style style:name="T12" style:family="text">
      <style:text-properties fo:font-variant="normal" fo:text-transform="none" fo:color="#24292e" style:font-name="Liberation Serif" fo:letter-spacing="normal" officeooo:rsid="001cf9ab"/>
    </style:style>
    <style:style style:name="T13" style:family="text">
      <style:text-properties fo:font-variant="normal" fo:text-transform="none" fo:color="#24292e" style:font-name="Liberation Serif"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14" style:family="text">
      <style:text-properties fo:font-variant="normal" fo:text-transform="none" fo:color="#24292e" style:font-name="Liberation Serif" fo:font-size="12pt" fo:letter-spacing="normal" fo:font-style="normal" style:text-underline-style="none" fo:font-weight="normal" officeooo:rsid="001fbb3b" style:font-size-asian="10.5pt" style:font-style-asian="normal" style:font-weight-asian="normal" style:font-size-complex="12pt" style:font-style-complex="normal" style:font-weight-complex="normal"/>
    </style:style>
    <style:style style:name="T15" style:family="text">
      <style:text-properties fo:font-variant="normal" fo:text-transform="none" fo:color="#24292e" style:font-name="Liberation Serif" fo:font-size="12pt" fo:letter-spacing="normal" fo:font-style="normal" style:text-underline-style="none" fo:font-weight="normal" officeooo:rsid="001cf9ab" style:font-size-asian="10.5pt" style:font-style-asian="normal" style:font-weight-asian="normal" style:font-size-complex="12pt" style:font-style-complex="normal" style:font-weight-complex="normal"/>
    </style:style>
    <style:style style:name="T16" style:family="text">
      <style:text-properties officeooo:rsid="001fbb3b"/>
    </style:style>
    <style:style style:name="T17" style:family="text">
      <style:text-properties officeooo:rsid="0021ddc9"/>
    </style:style>
    <style:style style:name="T18" style:family="text">
      <style:text-properties officeooo:rsid="00240d21"/>
    </style:style>
    <style:style style:name="T19" style:family="text">
      <style:text-properties fo:font-weight="bold" style:font-weight-asian="bold" style:font-weight-complex="bold"/>
    </style:style>
    <style:style style:name="T20" style:family="text">
      <style:text-properties officeooo:rsid="00282e62"/>
    </style:style>
    <style:style style:name="T21" style:family="text">
      <style:text-properties officeooo:rsid="00176d6b"/>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SSIGNMENT 02 GIT</text:p>
      <text:p text:style-name="P18">ASSIGNMENT 01</text:p>
      <text:p text:style-name="P19">* Create a script to generate a merge conflict</text:p>
      <text:p text:style-name="P25">#!/bin/bash</text:p>
      <text:p text:style-name="P25">mkdir /home/vagrant/conflicttask</text:p>
      <text:p text:style-name="P25">cd /home/vagrant/conflicttask</text:p>
      <text:p text:style-name="P25">git init</text:p>
      <text:p text:style-name="P25">touch abc.txt</text:p>
      <text:p text:style-name="P25">echo “echo Hello” &gt; abc.txt</text:p>
      <text:p text:style-name="P25">git add .</text:p>
      <text:p text:style-name="P25">git commit -m "adding abc.txt from master branch"</text:p>
      <text:p text:style-name="P25">git branch slave</text:p>
      <text:p text:style-name="P25">git checkout slave</text:p>
      <text:p text:style-name="P25">echo "echo \"Hello World\"" &gt; abc.txt</text:p>
      <text:p text:style-name="P25">git add .</text:p>
      <text:p text:style-name="P25">git commit -m "first commit from slave branch"</text:p>
      <text:p text:style-name="P25">git checkout master</text:p>
      <text:p text:style-name="P25">echo "echo Hello World!" &gt; abc.txt</text:p>
      <text:p text:style-name="P25">git add .</text:p>
      <text:p text:style-name="P25">git commit -m "second commit in abc.txt from master branch"</text:p>
      <text:p text:style-name="P21"><text:span text:style-name="T1">git merge slav</text:span>e</text:p>
      <text:p text:style-name="P19">* Create muliple braches and push changes for each branch into remote repo.</text:p>
      <text:p text:style-name="P22">git checkout -b ishan</text:p>
      <text:p text:style-name="P23">touch abc.txt</text:p>
      <text:p text:style-name="P23">git push origin ishan</text:p>
      <text:p text:style-name="P19">* Create a script to clone remote repo and check out all existing remote branch.</text:p>
      <text:p text:style-name="P20"><text:s text:c="2"/><text:span text:style-name="T21">#!/bin/bash</text:span></text:p>
      <text:p text:style-name="P21"/>
      <text:p text:style-name="P21"># create a folder in the home directory</text:p>
      <text:p text:style-name="P25"/>
      <text:p text:style-name="P25"><text:soft-page-break/>cd ~</text:p>
      <text:p text:style-name="P25">mkdir git-tasks</text:p>
      <text:p text:style-name="P25">cd git-tasks</text:p>
      <text:p text:style-name="P25"># git clone the repo</text:p>
      <text:p text:style-name="P25">git clone $1</text:p>
      <text:p text:style-name="P25">l="$( ls )"</text:p>
      <text:p text:style-name="P25">cd $l</text:p>
      <text:p text:style-name="P25"># to look for all the branches</text:p>
      <text:p text:style-name="P25">n="$( git branch -a | tail -n+3 | sed 's/\// /g' | awk '{print $3}' <text:s/>)"</text:p>
      <text:p text:style-name="P25">echo $n</text:p>
      <text:p text:style-name="P25">cd ~</text:p>
      <text:p text:style-name="P25">rm -rf git-tasks</text:p>
      <text:p text:style-name="P19">* Clone a particular folder from a remote repo.</text:p>
      <text:p text:style-name="P24">Git config core.sparsecheckout true</text:p>
      <text:p text:style-name="P24">git file &gt;&gt; .git/info/sparse-checkout</text:p>
      <text:p text:style-name="P24">git pull origin master</text:p>
      <text:p text:style-name="P17"/>
      <text:list xml:id="list5358413304488616388" text:style-name="L1">
        <text:list-header>
          <text:p text:style-name="P28"/>
        </text:list-header>
      </text:list>
      <text:p text:style-name="P15">ASSIGNMENT 02</text:p>
      <text:p text:style-name="P1">* Use both https and ssh protocal to clone your remote repo.</text:p>
      <text:p text:style-name="P1"><text:span text:style-name="T2">F</text:span>o<text:span text:style-name="T7">r HTTP:- </text:span><text:span text:style-name="T2">Git cl</text:span><text:span text:style-name="T1">o</text:span><text:span text:style-name="T2">ne https://github.com/naniishan/opstree.git</text:span><text:span text:style-name="T1"> <text:s/></text:span></text:p>
      <text:p text:style-name="P2">f<text:span text:style-name="T8">o</text:span>r SSH:- <text:span text:style-name="T1">firstly we have t</text:span><text:span text:style-name="T3">o </text:span><text:span text:style-name="T1">paste the public keys t</text:span><text:span text:style-name="T11">o </text:span><text:span text:style-name="T10">the github acc</text:span><text:span text:style-name="T11">o</text:span><text:span text:style-name="T10">unt, and then c</text:span><text:span text:style-name="T11">o</text:span><text:span text:style-name="T10">py-paste the SSH path t</text:span><text:span text:style-name="T11">o </text:span><text:span text:style-name="T10">cl</text:span><text:span text:style-name="T11">o</text:span><text:span text:style-name="T10">ne the REP0</text:span></text:p>
      <text:p text:style-name="P26">git clone git@github.com:naniishan/opstree.git</text:p>
      <text:p text:style-name="P1">* Change your working copy into a clonable remote repo</text:p>
      <text:p text:style-name="P3">cd /sample-f<text:span text:style-name="T9">older</text:span></text:p>
      <text:p text:style-name="P26">git init</text:p>
      <text:p text:style-name="P26">git clone user@/sample-folder {to clone the repo}</text:p>
      <text:p text:style-name="P1">* Use file system protocal in both local and remote mode(clone from another machine using file protocal) to clone your repo.</text:p>
      <text:p text:style-name="P1"/>
      <text:p text:style-name="P1"/>
      <text:p text:style-name="P1"><text:soft-page-break/>* Ignore backup, swp and pyc file from being commited.</text:p>
      <text:p text:style-name="P4">We can ign<text:span text:style-name="T12">o</text:span><text:span text:style-name="T9">re certain files fr</text:span><text:span text:style-name="T12">o</text:span><text:span text:style-name="T9">m being c</text:span><text:span text:style-name="T12">o</text:span><text:span text:style-name="T9">mmited in GIT, by menti</text:span><text:span text:style-name="T12">o</text:span><text:span text:style-name="T9">ning these files in the .gitign</text:span><text:span text:style-name="T12">o</text:span><text:span text:style-name="T9">re file , git will n</text:span><text:span text:style-name="T12">o</text:span><text:span text:style-name="T9">t track these files.</text:span></text:p>
      <text:p text:style-name="P14">ASSIGNMENT 03</text:p>
      <text:p text:style-name="P1">* Add remote name **parent** for [ot-training/jenkins](https://github.com/ot-training/jenkins.git) to your own repo.</text:p>
      <text:p text:style-name="P16"><text:span text:style-name="T14">g</text:span><text:span text:style-name="T13">it rem</text:span><text:span text:style-name="T15">o</text:span><text:span text:style-name="T13">te add </text:span><text:span text:style-name="T14">parent</text:span><text:span text:style-name="T13"> </text:span><text:span text:style-name="T15">_____.</text:span><text:span text:style-name="T13">git</text:span></text:p>
      <text:p text:style-name="P1">* Check and verify two remotes.</text:p>
      <text:p text:style-name="P4"><text:span text:style-name="T16">g</text:span>it rem<text:span text:style-name="T12">o</text:span><text:span text:style-name="T9">te -v</text:span></text:p>
      <text:p text:style-name="P1">* Git fetch changes from **parent** repo.</text:p>
      <text:p text:style-name="P5">git remote add parent ___.git</text:p>
      <text:p text:style-name="P5">git fetch parent ishan</text:p>
      <text:p text:style-name="P1">* Git merge changes into your branch.</text:p>
      <text:p text:style-name="P5">Git merge parent/master</text:p>
      <text:p text:style-name="P1">* Git pull changes from **parent** repo.</text:p>
      <text:p text:style-name="P5">Git pull parent master</text:p>
      <text:p text:style-name="P1">* Check for difference in fetch and pull also create a solutions.md file inside attendees/assignments/day2 with steps and snapshots.</text:p>
      <text:p text:style-name="P5">Fetch command only fetches the changes made in the remote repo, it just brings those change to be reviewed , we can view those changes with the checkout command , we can merge those changes if we want to, using merge command</text:p>
      <text:p text:style-name="P5">Pull command fetches the changes and merge them automatically,</text:p>
      <text:p text:style-name="P5">It is always recommended to use fetch command, <text:span text:style-name="T17">for safety.</text:span></text:p>
      <text:p text:style-name="P14">ASSIGNMENT 04</text:p>
      <text:p text:style-name="P1">* Rename remote name from **parent** to **main**</text:p>
      <text:p text:style-name="P1"><text:span text:style-name="T4">git remote rename parent main</text:span> <text:s/></text:p>
      <text:p text:style-name="P1">* Remove **main** remote.</text:p>
      <text:p text:style-name="P6">git remote remove main</text:p>
      <text:p text:style-name="P14">ASSIGNMENT 05</text:p>
      <text:p text:style-name="P1">* Save your solutions.md into your repo.</text:p>
      <text:p text:style-name="P6">git add solutions.md</text:p>
      <text:p text:style-name="P6">git commit -m “solutions.md”</text:p>
      <text:p text:style-name="P6"><text:soft-page-break/>git push origin master</text:p>
      <text:p text:style-name="P1">* Try to push solutions.md into **parent** repo.</text:p>
      <text:p text:style-name="P7">git push parent master</text:p>
      <text:p text:style-name="P1"><text:span text:style-name="T5">but this command will throw an error, because the parent repo is already been removed</text:span> <text:s/></text:p>
      <text:p text:style-name="P1">* Create a pull request from your repo to master of **parent** repo.</text:p>
      <text:p text:style-name="P7">git remote add parent __________.git</text:p>
      <text:p text:style-name="P7">git pull parent master</text:p>
      <text:p text:style-name="P14">ASSIGNMENT 06</text:p>
      <text:p text:style-name="P1">* Create tags in your repo.</text:p>
      <text:p text:style-name="P8">git tag -a ‘v1’ -m ‘first tag created’</text:p>
      <text:p text:style-name="P1">* Push tags into remote repo.</text:p>
      <text:p text:style-name="P8">git push --tag</text:p>
      <text:p text:style-name="P1">* Create tag on a one day old commit.</text:p>
      <text:p text:style-name="P9"><text:span text:style-name="T18">git tag -a “1 day old commit” gsd4t5geg -m “ishan”</text:span> </text:p>
      <text:p text:style-name="P1">* Checkout to a tag.</text:p>
      <text:p text:style-name="P10">git check<text:span text:style-name="T17">o</text:span>ut tags/v1 -b ishan</text:p>
      <text:p text:style-name="P10">we have t<text:span text:style-name="T17">o </text:span>create a particular branch t<text:span text:style-name="T17">o </text:span>l<text:span text:style-name="T17">oo</text:span>k f<text:span text:style-name="T17">o</text:span>r the c<text:span text:style-name="T17">o</text:span>ntent <text:span text:style-name="T17">o</text:span>f the tag</text:p>
      <text:p text:style-name="P1">* Clone a repo with tag name.</text:p>
      <text:p text:style-name="P11">git clone –branch v1 __________.git</text:p>
      <text:p text:style-name="P1">* Clone a repo with specific branch (other than master)</text:p>
      <text:p text:style-name="P10">git cl<text:span text:style-name="T17">o</text:span>ne –branch __________.git</text:p>
      <text:p text:style-name="P1">* Clone a repo on a specific commit.</text:p>
      <text:p text:style-name="P11"/>
      <text:p text:style-name="P11"/>
      <text:p text:style-name="P14"/>
      <text:p text:style-name="P14">ASSIGNMENT 07</text:p>
      <text:p text:style-name="P1">* Create git alias for different commands</text:p>
      <text:p text:style-name="P12">alias in git can be created by making an entry in the ~/.gitconfig file manually or by using a command,</text:p>
      <text:p text:style-name="P12"><text:span text:style-name="T19">eg.</text:span> git config –global alias.st “status”</text:p>
      <text:p text:style-name="P1"><text:s text:c="2"/><text:span text:style-name="T20">git st </text:span><text:span text:style-name="T6">will now return the output of git status comamnd</text:span></text:p>
      <text:p text:style-name="P1"><text:soft-page-break/>* Share your aliases in attendees/assignments/day2/alias.md <text:s/></text:p>
      <text:p text:style-name="P1"/>
      <text:p text:style-name="P14">ASSIGNMENT 08</text:p>
      <text:p text:style-name="P1">* A developer is working on a feature on a branch, unfortunately he/she made a wrong commit. How would he/she recover from this situation without cleaning the working directory.</text:p>
      <text:p text:style-name="P1"><text:span text:style-name="T6">Git reset –hard </text:span><text:s text:c="4"/></text:p>
      <text:p text:style-name="P12">command can be used, it will delete a recent commit , making clearer commit history,</text:p>
      <text:p text:style-name="P12">it will also delete a file, discard any changes made in the file.</text:p>
      <text:p text:style-name="P1">* You are working on a branch of a project. After modification, you thought that these modifications are quite less important but will work on later and for the time being, you should do some other implementation on the project using other branch. Is there any way to save your previous state of modification and get back it when required?</text:p>
      <text:p text:style-name="P12">Git stash can be used in this case, we can save the incomplete work in the stash, and it will a alloted a unique ID, we can call that particular stash using that ID, and continue working on that.</text:p>
      <text:p text:style-name="P1">* Try to list all the cases, where you can use checkout in GIT.</text:p>
      <text:p text:style-name="P12">To change the branch eg. Git checkout master</text:p>
      <text:p text:style-name="P12">to move file from staging area to unstaged area eg. Git check<text:span text:style-name="T19">out --_____</text:span></text:p>
      <text:p text:style-name="P13">to merge eg. Git checkout –m &lt;branch name&gt;</text:p>
      <text:p text:style-name="P13"/>
      <text:p text:style-name="P1"><text:s text:c="2"/></text:p>
      <text:p text:style-name="P1">* make a script in which you will pass a git repo path and it will generate a html report of last 5 days commits.</text:p>
      <text:p text:style-name="P1"><text:s text:c="2"/>html report should contain <text:s/></text:p>
      <text:p text:style-name="P1"><text:s text:c="2"/>commit message <text:s/></text:p>
      <text:p text:style-name="P1"><text:s text:c="2"/>commit ID <text:s/></text:p>
      <text:p text:style-name="P1"><text:s text:c="2"/>author name <text:s/></text:p>
      <text:p text:style-name="P1"><text:s text:c="2"/>Commit 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6:44:51.162617473</meta:creation-date>
    <dc:date>2018-12-05T10:27:53.790433852</dc:date>
    <meta:editing-duration>PT4M29S</meta:editing-duration>
    <meta:editing-cycles>3</meta:editing-cycles>
    <meta:generator>LibreOffice/5.1.6.2$Linux_X86_64 LibreOffice_project/10m0$Build-2</meta:generator>
    <meta:document-statistic meta:table-count="0" meta:image-count="0" meta:object-count="0" meta:page-count="5" meta:paragraph-count="128" meta:word-count="962" meta:character-count="5467" meta:non-whitespace-character-count="4594"/>
  </office:meta>
</office:document-meta>
</file>